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34fad4" officeooo:paragraph-rsid="0034fad4"/>
    </style:style>
    <style:style style:name="P3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4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5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6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7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8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9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10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1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2" style:family="paragraph" style:parent-style-name="Standard">
      <style:paragraph-properties fo:line-height="150%" fo:text-indent="0.741cm" style:auto-text-indent="false"/>
      <style:text-properties officeooo:rsid="001582a6" officeooo:paragraph-rsid="00276338"/>
    </style:style>
    <style:style style:name="P13" style:family="paragraph" style:parent-style-name="Standard">
      <style:paragraph-properties fo:line-height="150%" fo:text-indent="0.741cm" style:auto-text-indent="false"/>
      <style:text-properties officeooo:paragraph-rsid="004767cd"/>
    </style:style>
    <style:style style:name="P14" style:family="paragraph" style:parent-style-name="Standard">
      <style:paragraph-properties fo:line-height="150%" fo:text-indent="0.741cm" style:auto-text-indent="false"/>
      <style:text-properties officeooo:rsid="001582a6" officeooo:paragraph-rsid="003a9a03"/>
    </style:style>
    <style:style style:name="P15" style:family="paragraph" style:parent-style-name="Standard">
      <style:paragraph-properties fo:line-height="150%" fo:text-indent="0.741cm" style:auto-text-indent="false"/>
      <style:text-properties officeooo:rsid="003dc0cb" officeooo:paragraph-rsid="003dc0cb"/>
    </style:style>
    <style:style style:name="P16" style:family="paragraph" style:parent-style-name="Standard">
      <style:paragraph-properties fo:line-height="150%" fo:text-indent="0.741cm" style:auto-text-indent="false"/>
      <style:text-properties officeooo:paragraph-rsid="003a9a03"/>
    </style:style>
    <style:style style:name="P17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8" style:family="paragraph" style:parent-style-name="Standard">
      <style:paragraph-properties fo:line-height="150%" fo:text-indent="0.741cm" style:auto-text-indent="false"/>
      <style:text-properties officeooo:rsid="004f42db" officeooo:paragraph-rsid="004f42db"/>
    </style:style>
    <style:style style:name="P19" style:family="paragraph" style:parent-style-name="Standard">
      <style:paragraph-properties fo:line-height="150%" fo:text-indent="0.741cm" style:auto-text-indent="false"/>
      <style:text-properties officeooo:rsid="00531ac1" officeooo:paragraph-rsid="00531ac1"/>
    </style:style>
    <style:style style:name="P20" style:family="paragraph" style:parent-style-name="Standard">
      <style:paragraph-properties fo:line-height="150%" fo:text-indent="0.741cm" style:auto-text-indent="false"/>
      <style:text-properties officeooo:rsid="00548b34" officeooo:paragraph-rsid="00548b34"/>
    </style:style>
    <style:style style:name="P21" style:family="paragraph" style:parent-style-name="Standard">
      <style:paragraph-properties fo:line-height="150%" fo:text-indent="0.741cm" style:auto-text-indent="false"/>
      <style:text-properties officeooo:rsid="0055e177" officeooo:paragraph-rsid="0055e177"/>
    </style:style>
    <style:style style:name="P22" style:family="paragraph" style:parent-style-name="Standard">
      <style:paragraph-properties fo:line-height="150%" fo:text-indent="0.741cm" style:auto-text-indent="false"/>
      <style:text-properties officeooo:rsid="005c83ca" officeooo:paragraph-rsid="005c83ca"/>
    </style:style>
    <style:style style:name="P23" style:family="paragraph" style:parent-style-name="Standard">
      <style:paragraph-properties fo:line-height="150%" fo:text-indent="0.741cm" style:auto-text-indent="false"/>
      <style:text-properties officeooo:rsid="00556b8e" officeooo:paragraph-rsid="00556b8e"/>
    </style:style>
    <style:style style:name="P24" style:family="paragraph" style:parent-style-name="Standard">
      <style:paragraph-properties fo:line-height="150%" fo:text-indent="0.741cm" style:auto-text-indent="false"/>
      <style:text-properties officeooo:rsid="00626194" officeooo:paragraph-rsid="00626194"/>
    </style:style>
    <style:style style:name="P25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26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officeooo:rsid="0012dc81"/>
    </style:style>
    <style:style style:name="T2" style:family="text">
      <style:text-properties officeooo:rsid="0034fad4"/>
    </style:style>
    <style:style style:name="T3" style:family="text">
      <style:text-properties officeooo:rsid="000aee0f"/>
    </style:style>
    <style:style style:name="T4" style:family="text">
      <style:text-properties officeooo:rsid="00413cab"/>
    </style:style>
    <style:style style:name="T5" style:family="text">
      <style:text-properties officeooo:rsid="004767cd"/>
    </style:style>
    <style:style style:name="T6" style:family="text">
      <style:text-properties officeooo:rsid="0039a44a"/>
    </style:style>
    <style:style style:name="T7" style:family="text">
      <style:text-properties officeooo:rsid="0033a87d"/>
    </style:style>
    <style:style style:name="T8" style:family="text">
      <style:text-properties officeooo:rsid="003a9a03"/>
    </style:style>
    <style:style style:name="T9" style:family="text">
      <style:text-properties officeooo:rsid="00531ac1"/>
    </style:style>
    <style:style style:name="T10" style:family="text">
      <style:text-properties officeooo:rsid="006534a1"/>
    </style:style>
    <style:style style:name="T11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2"/>
      <text:p text:style-name="P2">〇、名词</text:p>
      <text:p text:style-name="P2">物品：可以随手移动收纳的小物品，如纸杯、刀片等。</text:p>
      <text:p text:style-name="P1"/>
      <text:p text:style-name="P3">一、核心表达</text:p>
      <text:p text:style-name="P4">1.情感：新奇、怪诞</text:p>
      <text:p text:style-name="P4">2.体验：瑞克与莫蒂式的冒险</text:p>
      <text:p text:style-name="P1"/>
      <text:p text:style-name="P1">二、故事与流程</text:p>
      <text:p text:style-name="P5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</text:p>
      <text:p text:style-name="P5">玩家死后，生成一个成就奖章墙。 </text:p>
      <text:p text:style-name="P6">1.死亡条件：</text:p>
      <text:p text:style-name="P6">A.经营类：</text:p>
      <text:p text:style-name="P7">a.重大损失（损失车厢、乘客过多）</text:p>
      <text:p text:style-name="P6">B.玩家失能类：</text:p>
      <text:p text:style-name="P7">a.死亡，被爆发的妖精或远古封印所杀。</text:p>
      <text:p text:style-name="P7">b.感染，感染病毒或寄生虫。</text:p>
      <text:p text:style-name="P8"/>
      <text:p text:style-name="P8">三、机制</text:p>
      <text:p text:style-name="P8">核心机制：路线规划<text:span text:style-name="T1">+资源管理（餐车出餐设置？）</text:span></text:p>
      <text:p text:style-name="P9"><text:span text:style-name="T2">1.</text:span><text:span text:style-name="T3">车厢，不同的车厢提供不同的服务，</text:span>只有在有列车服务的车站才能使用金币增减删改车厢。车厢需要管理清洁（员工或者玩家）。</text:p>
      <text:p text:style-name="P10"><text:span text:style-name="T2">2</text:span>.需求，玩家要满足妖精的需求，可以是饮食需求或者是车厢需求。如果不满达到顶点则妖精会爆发成妖怪，出发属于妖怪的突发情况。（假设不满有3次阈值，性格差的会减少？）</text:p>
      <text:p text:style-name="P10"><text:span text:style-name="T2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1"><text:span text:style-name="T2">4</text:span>.突发情况，妖精可能会突然爆发，造成突发情况，如进入环境，或者跳窗逃票。对列车经营有负面影响，需要玩家解决。（强制或是选择？）（机制？）</text:p>
      <text:p text:style-name="P12"><text:span text:style-name="T4">5.</text:span>附属机制：</text:p>
      <text:p text:style-name="P12">A.玩家操作机制</text:p>
      <text:p text:style-name="P12"><text:span text:style-name="T5">a</text:span><text:span text:style-name="T6">.</text:span>万能扳手：操作使大部分物品和机器转向放置，可以阻拦妖怪靠近。（布置车厢？妖怪自动减少生命值？）</text:p>
      <text:p text:style-name="P12"><text:span text:style-name="T5">b</text:span><text:span text:style-name="T6">.</text:span>铁手：拍打机器，使其修复。</text:p>
      <text:p text:style-name="P11"><text:soft-page-break/><text:span text:style-name="T5">c</text:span><text:span text:style-name="T6">.</text:span>售票剪：只有有没有剪过票的乘客才可以通行。</text:p>
      <text:p text:style-name="P11"><text:span text:style-name="T5">d</text:span><text:span text:style-name="T6">.</text:span>发牌机：将小片状物品按一定方向送出。（每一次指定方向旋转<text:span text:style-name="T7">45度？</text:span>）</text:p>
      <text:p text:style-name="P11">B.车厢操作：</text:p>
      <text:p text:style-name="P13"><text:span text:style-name="T5">a.疏散，</text:span>车厢内乘客移动到前后车厢。</text:p>
      <text:p text:style-name="P13"><text:span text:style-name="T5">b.隔篱，</text:span>禁止与其他车厢往来。</text:p>
      <text:p text:style-name="P13"><text:span text:style-name="T5">c.抛弃，</text:span>抛弃该车厢及其后的车厢。</text:p>
      <text:p text:style-name="P11"><text:span text:style-name="T4">6.</text:span>事件：</text:p>
      <text:p text:style-name="P14">车厢内<text:span text:style-name="T8">+</text:span>有物品获得：</text:p>
      <text:p text:style-name="P15">A.感染</text:p>
      <text:p text:style-name="P15">B.封印</text:p>
      <text:p text:style-name="P16">车厢内<text:span text:style-name="T8">+</text:span>无物品获得：</text:p>
      <text:p text:style-name="P14">车厢外<text:span text:style-name="T8">+</text:span>有物品获得：</text:p>
      <text:p text:style-name="P1">车厢外<text:span text:style-name="T8">+</text:span>无物品获得：</text:p>
      <text:p text:style-name="P15">A.车顶战斗（暂定）</text:p>
      <text:p text:style-name="P15">B.车厢脱落（暂定）</text:p>
      <text:p text:style-name="P15">C.沙尘暴</text:p>
      <text:p text:style-name="P17">7.金币，当乘客下站后会支付金币，按照乘坐的满意度计算。</text:p>
      <text:p text:style-name="P18">8.车厢：</text:p>
      <text:p text:style-name="P19">A.通用属性：</text:p>
      <text:p text:style-name="P19">a.水（产生消耗？）</text:p>
      <text:p text:style-name="P19">b.电（产生消耗？）</text:p>
      <text:p text:style-name="P19">c.客容</text:p>
      <text:p text:style-name="P18">B.动力车头：</text:p>
      <text:p text:style-name="P20">a.动力</text:p>
      <text:p text:style-name="P20">b.最大车厢数（？）</text:p>
      <text:p text:style-name="P18"><text:span text:style-name="T9">C</text:span>.基础车厢：</text:p>
      <text:p text:style-name="P21">a.供给车厢：提供水与电（煤炭？）</text:p>
      <text:p text:style-name="P21">b.储藏车厢：提供物品与机器的收纳空间，消耗水电</text:p>
      <text:p text:style-name="P18"><text:span text:style-name="T9">D</text:span>.服务车厢：</text:p>
      <text:p text:style-name="P22">a.清洁车厢：提供洗衣与客房清洁服务，消耗水电</text:p>
      <text:p text:style-name="P22">b.餐饮车厢：提供食物酒水，消耗水电（菜系？）</text:p>
      <text:p text:style-name="P23">E.妖精车厢：</text:p>
      <text:p text:style-name="P24">a.客卧车厢：提供住宿，消耗水电，有以下类别：</text:p>
      <text:p text:style-name="P24"><text:tab/><text:span text:style-name="T10">1.妖精种类专属车厢</text:span></text:p>
      <text:p text:style-name="P24"><text:tab/><text:span text:style-name="T10">2.客座车厢</text:span></text:p>
      <text:p text:style-name="P24"><text:soft-page-break/><text:tab/><text:span text:style-name="T10">3.客座车厢</text:span></text:p>
      <text:p text:style-name="P24">b.餐食车厢：提供餐食服务，消耗水电（就餐管理？）</text:p>
      <text:p text:style-name="P24">c.娱乐车厢：提供社交娱乐场所，消耗水电</text:p>
      <text:p text:style-name="P25">9.妖精，妖精有不同的种类，其中不同的种类会有不同的需求，相互也会用矛盾。通过车厢可以提供更好的环境或避免种间矛盾</text:p>
      <text:p text:style-name="P1"/>
      <text:p text:style-name="P1">四、美学</text:p>
      <text:p text:style-name="P26"><text:span text:style-name="T2">1</text:span><text:span text:style-name="T11">.</text:span>3d场景+2d角色</text:p>
      <text:p text:style-name="P26"><text:span text:style-name="T2">2</text:span><text:span text:style-name="T11">.可爱奇幻的风格</text:span></text:p>
      <text:p text:style-name="P26"><text:span text:style-name="T2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1T14:29:34.556003200</dc:date>
    <meta:editing-duration>PT3H2M55S</meta:editing-duration>
    <meta:editing-cycles>89</meta:editing-cycles>
    <meta:generator>LibreOffice/25.2.0.3$Windows_X86_64 LibreOffice_project/e1cf4a87eb02d755bce1a01209907ea5ddc8f069</meta:generator>
    <meta:document-statistic meta:table-count="0" meta:image-count="0" meta:object-count="0" meta:page-count="3" meta:paragraph-count="70" meta:word-count="1202" meta:character-count="1267" meta:non-whitespace-character-count="1263"/>
  </office:meta>
</office:document-meta>
</file>